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
      <text:p text:style-name="Standard">-----CREATION OF TABLE-----</text:p>
      <text:p text:style-name="Standard"/>
      <text:p text:style-name="Standard">CREATE TABLE DEPARTMENT(dep_no number(3) not null primary key,dep_name varchar(15)<text:s/>not null,loc varchar(12) not null,mgr number(4) not null,exp_bdg number(7) not null,rev_bdg number(5) not null);</text:p>
      <text:p text:style-name="Standard"/>
      <text:p text:style-name="Standard">CREATE TABLE EMPLOYEE(empno number(4) not null primary key,name varchar(10) not null,job varchar(6) not null,salary number(7) not null,comm varchar(5),dep_no number(3),sex varchar(2),foreign key(dep_no) references DEPARTMENT(dep_no));</text:p>
      <text:p text:style-name="Standard"/>
      <text:p text:style-name="Standard">CREATE TABLE DEPENDANT(pid number(5) not null,fname varchar(9) not null,lname varchar(8) not null,place varchar(12) not null,empno number(4) not null,foreign key(empno) references EMPLOYEE(empno) ON DELETE CASCADE);</text:p>
      <text:p text:style-name="Standard"/>
      <text:p text:style-name="Standard">-----DESCRIPTION OF TABLE-----</text:p>
      <text:p text:style-name="Standard"/>
      <text:p text:style-name="Standard">SQL&gt; desc EMPLOYEE;</text:p>
      <text:p text:style-name="Standard"><text:s/>Name<text:tab/><text:tab/><text:tab/><text:tab/><text:s text:c="9"/>Null? <text:s text:c="10"/>Type</text:p>
      <text:p text:style-name="Standard"><text:s/>----------------------------------------- --------<text:s/><text:tab/><text:s text:c="6"/>----------------------------</text:p>
      <text:p text:style-name="Standard"><text:s/>EMPNO<text:tab/><text:tab/><text:tab/><text:s text:c="9"/>NOT<text:s/>NULL NUMBER(4)</text:p>
      <text:p text:style-name="Standard"><text:s/>NAME<text:tab/><text:tab/><text:tab/><text:s text:c="9"/>NOT NULL VARCHAR2(10)</text:p>
      <text:p text:style-name="Standard"><text:s/>JOB<text:tab/><text:tab/><text:tab/><text:tab/><text:s text:c="9"/>NOT NULL VARCHAR2(6)</text:p>
      <text:p text:style-name="Standard"><text:s/>SALARY<text:s/><text:tab/><text:tab/><text:tab/><text:s text:c="9"/>NOT NULL NUMBER(7)</text:p>
      <text:p text:style-name="Standard"><text:s/>COMM<text:tab/><text:tab/><text:tab/><text:tab/><text:tab/><text:s text:c="6"/>VARCHAR2(5)</text:p>
      <text:p text:style-name="Standard"><text:s/>DEP_NO<text:s/><text:tab/><text:tab/><text:tab/><text:tab/><text:tab/><text:s text:c="6"/>NUMBER(3)</text:p>
      <text:p text:style-name="Standard"><text:s/>SEX<text:tab/><text:tab/><text:tab/><text:tab/><text:tab/><text:tab/><text:s text:c="6"/>VARCHAR2(2)</text:p>
      <text:p text:style-name="Standard"/>
      <text:p text:style-name="Standard">SQL&gt; desc DEPARTMENT;</text:p>
      <text:p text:style-name="Standard"><text:s/>Name<text:tab/><text:tab/><text:tab/><text:tab/><text:tab/><text:s text:c="3"/>Null? <text:s text:c="10"/>Type</text:p>
      <text:p text:style-name="Standard"><text:s/>-----------------------------------------<text:s/><text:tab/><text:s/><text:s text:c="2"/>-------- <text:s text:c="9"/>----------------------------</text:p>
      <text:p text:style-name="Standard"><text:s/>DEP_NO<text:s/><text:tab/><text:tab/><text:tab/><text:tab/><text:s text:c="3"/>NOT NULL NUMBER(3)</text:p>
      <text:p text:style-name="Standard"><text:s/>DEP_NAME<text:tab/><text:tab/><text:tab/><text:tab/><text:s text:c="3"/>NOT NULL VARCHAR2(15)</text:p>
      <text:p text:style-name="Standard"><text:s/>LOC<text:tab/><text:tab/><text:tab/><text:tab/><text:tab/><text:s text:c="3"/>NOT NULL VARCHAR2(12)</text:p>
      <text:p text:style-name="Standard"><text:s/>MGR<text:tab/><text:tab/><text:tab/><text:tab/><text:tab/><text:s text:c="3"/>NOT NULL NUMBER(4)</text:p>
      <text:p text:style-name="Standard"><text:s/>EXP_BDG<text:tab/><text:tab/><text:tab/><text:tab/><text:s text:c="3"/>NOT NULL NUMBER(7)</text:p>
      <text:p text:style-name="Standard"><text:s/>REV_BDG<text:tab/><text:tab/><text:tab/><text:tab/><text:s text:c="3"/>NOT NULL NUMBER(5)</text:p>
      <text:p text:style-name="Standard"/>
      <text:p text:style-name="Standard">SQL&gt; desc DEPENDANT;</text:p>
      <text:p text:style-name="Standard"><text:s/>Name<text:tab/><text:tab/><text:tab/><text:tab/><text:tab/><text:s text:c="3"/>Null? <text:s text:c="3"/><text:tab/>Type</text:p>
      <text:p text:style-name="Standard"><text:s/>-----------------------------------------<text:s/><text:tab/><text:s text:c="3"/>-------- <text:s/><text:tab/>----------------------------</text:p>
      <text:p text:style-name="Standard"><text:s/>PID<text:tab/><text:tab/><text:tab/><text:tab/><text:tab/><text:s text:c="3"/>NOT NULL NUMBER(5)</text:p>
      <text:p text:style-name="Standard"><text:s/>FNAME<text:tab/><text:tab/><text:tab/><text:tab/><text:s text:c="3"/>NOT NULL VARCHAR2(9)</text:p>
      <text:p text:style-name="Standard"><text:s/>LNAME<text:tab/><text:tab/><text:tab/><text:tab/><text:s text:c="3"/>NOT NULL VARCHAR2(8)</text:p>
      <text:p text:style-name="Standard"><text:s/>PLACE<text:tab/><text:tab/><text:tab/><text:tab/><text:s text:c="3"/>NOT NULL<text:s/>VARCHAR2(12)</text:p>
      <text:p text:style-name="Standard"><text:s/>EMPNO<text:tab/><text:tab/><text:tab/><text:tab/><text:s text:c="3"/>NOT NULL NUMBER(4)</text:p>
      <text:p text:style-name="Standard"/>
      <text:p text:style-name="Standard"/>
      <text:p text:style-name="Standard">-----INSERTION OF VALUES INTO TABLES-----</text:p>
      <text:p text:style-name="Standard"/>
      <text:p text:style-name="Standard">INSERT INTO DEPARTMENT VALUES(60,'Shipping','Trivandrum',215,90000,0);</text:p>
      <text:p text:style-name="Standard">INSERT INTO DEPARTMENT VALUES(10,'Accounting','Cochin',200,100000,0);</text:p>
      <text:soft-page-break/>
      <text:p text:style-name="Standard">INSERT INTO DEPARTMENT<text:s/>VALUES(30,'Research','Cochin',105,125000,0);</text:p>
      <text:p text:style-name="Standard">INSERT INTO DEPARTMENT VALUES(40,'Sales','Trichur',109,280000,8000);</text:p>
      <text:p text:style-name="Standard">INSERT INTO DEPARTMENT VALUES(50,'Manufacturing','Kottayam',210,130000,0);</text:p>
      <text:p text:style-name="Standard"/>
      <text:p text:style-name="Standard">INSERT INTO DEPENDANT VALUES(1010,'Anu','Jose','Trivandrum',214);</text:p>
      <text:p text:style-name="Standard">INSERT INTO DEPENDANT VALUES(1020,'Neenu','Thomas','Kollam',200);</text:p>
      <text:p text:style-name="Standard">INSERT INTO DEPENDANT VALUES(1022,'Anamika','Thampi','Kollam',200);</text:p>
      <text:p text:style-name="Standard">INSERT INTO DEPENDANT VALUES(1031,'Swetha','Das','Kottayam',109);</text:p>
      <text:p text:style-name="Standard"/>
      <text:p text:style-name="Standard">INSERT INTO EMPLOYEE VALUES(100,'Wilson','CLRK',17000,NULL,10,'M');</text:p>
      <text:p text:style-name="Standard">INSERT INTO EMPLOYEE VALUES(101,'Smitha','SLSM',25000,1300,40,'F');</text:p>
      <text:p text:style-name="Standard">INSERT INTO EMPLOYEE VALUES(103,'Roy','ANLST',35000,NULL,30,'M');</text:p>
      <text:p text:style-name="Standard">INSERT INTO EMPLOYEE VALUES(105,'Watson','MNGR',45000,0,30,'M');</text:p>
      <text:p text:style-name="Standard">INSERT INTO EMPLOYEE VALUES(109,'Alan','MNGR',30000,8000,40,'M');</text:p>
      <text:p text:style-name="Standard">INSERT INTO EMPLOYEE VALUES(110,'Tina','CLRK',18000,NULL,50,'F');</text:p>
      <text:p text:style-name="Standard">INSERT INTO EMPLOYEE VALUES(200,'Karthika','MNGR',29000,NULL,10,'F');</text:p>
      <text:p text:style-name="Standard">INSERT INTO EMPLOYEE VALUES(210,'Rita','MNGR',36500,NULL,50,'F');</text:p>
      <text:p text:style-name="Standard">INSERT INTO EMPLOYEE VALUES(213,'Manacy','CLRK',16250,NULL,10,'F');</text:p>
      <text:p text:style-name="Standard">INSERT INTO EMPLOYEE VALUES(214,'Simpson','DRVR',8250,NULL,60,'M');</text:p>
      <text:p text:style-name="Standard">INSERT INTO EMPLOYEE VALUES(215,'Deepa','ANLST',27000,NULL,60,'F');</text:p>
      <text:p text:style-name="Standard">INSERT INTO EMPLOYEE VALUES(220,'Soosan','SLSM',28500,5300,60,'F');</text:p>
      <text:p text:style-name="Standard"/>
      <text:p text:style-name="Standard">-----DISPLAY OF TABLES-----</text:p>
      <text:p text:style-name="Standard"/>
      <text:p text:style-name="Standard">SQL&gt; SELECT * FROM EMPLOYEE;</text:p>
      <text:p text:style-name="Standard"/>
      <text:p text:style-name="Standard">EMPNO NAME <text:s text:c="4"/>JOB<text:tab/><text:s/>SALARY <text:s text:c="3"/>COMM<text:tab/><text:s text:c="2"/>DEP_NO SEX</text:p>
      <text:p text:style-name="Standard">---------- ---------- <text:s text:c="3"/>------ <text:s text:c="8"/>---------- <text:s text:c="5"/>----- <text:s text:c="9"/>---------- <text:s text:c="2"/>--</text:p>
      <text:p text:style-name="Standard">100<text:s/><text:tab/><text:s text:c="2"/>Wilson <text:s text:c="5"/>CLRK<text:tab/><text:s text:c="2"/>17000<text:s/><text:tab/><text:s text:c="6"/><text:tab/><text:s/>10 <text:s text:c="13"/>M</text:p>
      <text:p text:style-name="Standard">101<text:s/><text:tab/><text:s text:c="2"/>Smitha <text:s text:c="5"/>SLSM<text:tab/><text:s text:c="2"/>25000 <text:s text:c="8"/>1300<text:tab/><text:s/>40 <text:s text:c="13"/>F</text:p>
      <text:p text:style-name="Standard">103<text:s/><text:tab/><text:s text:c="2"/>Roy<text:tab/><text:s text:c="7"/>ANLST<text:tab/><text:s text:c="2"/>35000<text:s/><text:tab/><text:s text:c="6"/><text:tab/><text:s/>30 <text:s text:c="13"/>M</text:p>
      <text:p text:style-name="Standard">105<text:s/><text:tab/><text:s text:c="2"/>Watson <text:s text:c="4"/>MNGR<text:tab/><text:s text:c="2"/>45000 <text:s text:c="8"/>0<text:tab/><text:s text:c="6"/><text:tab/><text:s/>30 <text:s text:c="13"/>M</text:p>
      <text:p text:style-name="Standard">109<text:s/><text:tab/><text:s text:c="2"/>Alan<text:s/><text:s text:c="8"/>MNGR<text:tab/><text:s text:c="2"/>30000 <text:s text:c="8"/>8000<text:tab/><text:s/>40 <text:s text:c="13"/>M</text:p>
      <text:p text:style-name="Standard">110<text:s/><text:tab/><text:s text:c="2"/>Tina <text:s text:c="9"/>CLRK<text:tab/><text:s text:c="2"/>18000<text:s/><text:tab/><text:s text:c="6"/><text:tab/><text:s/>50 <text:s text:c="13"/>F</text:p>
      <text:p text:style-name="Standard">200<text:s/><text:tab/><text:s text:c="2"/>Karthika <text:s text:c="2"/>MNGR<text:tab/><text:s text:c="2"/>29000<text:s/><text:tab/><text:s text:c="6"/><text:tab/><text:s/>10 <text:s text:c="13"/>F</text:p>
      <text:p text:style-name="Standard">210<text:s/><text:tab/><text:s text:c="2"/>Rita <text:s text:c="9"/>MNGR<text:tab/><text:s text:c="2"/>36500<text:s/><text:tab/><text:s text:c="6"/><text:tab/><text:s/>50 <text:s text:c="13"/>F</text:p>
      <text:p text:style-name="Standard">213<text:s/><text:tab/><text:s text:c="2"/>Manacy <text:s text:c="3"/>CLRK<text:tab/><text:s/><text:s/>16250<text:s/><text:tab/><text:s text:c="6"/><text:tab/><text:s/>10 <text:s text:c="13"/>F</text:p>
      <text:p text:style-name="Standard">214<text:s/><text:tab/><text:s text:c="2"/>Simpson <text:s text:c="2"/>DRVR<text:tab/><text:s text:c="3"/>8250<text:s/><text:tab/><text:s text:c="6"/><text:tab/><text:s/>60 <text:s text:c="13"/>M</text:p>
      <text:p text:style-name="Standard">215 <text:s text:c="7"/>Deepa <text:s text:c="5"/>ANLST<text:tab/><text:s text:c="2"/>27000<text:s/><text:tab/><text:s text:c="13"/>60 <text:s text:c="13"/>F</text:p>
      <text:p text:style-name="Standard">220 <text:s text:c="7"/>Soosan <text:s text:c="4"/>SLSM<text:tab/><text:s text:c="2"/>28500 <text:s text:c="8"/>5300<text:tab/><text:s/>60 <text:s text:c="13"/>F</text:p>
      <text:p text:style-name="Standard"/>
      <text:p text:style-name="Standard">SQL&gt; SELECT * FROM DEPARTMENT;</text:p>
      <text:p text:style-name="Standard"/>
      <text:p text:style-name="Standard">DEP_NO DEP_NAME<text:tab/><text:s/>LOC<text:tab/><text:tab/><text:s text:c="7"/>MGR <text:s text:c="4"/>EXP_BDG<text:tab/>REV_BDG</text:p>
      <text:p text:style-name="Standard">---------- <text:s text:c="2"/>---------------<text:s/><text:tab/><text:s/>------------<text:s/><text:tab/><text:s text:c="7"/>---------- ----------<text:s/><text:tab/>----------</text:p>
      <text:p text:style-name="Standard">60<text:s/><text:tab/><text:s text:c="5"/>Shipping<text:tab/><text:s text:c="3"/><text:tab/>Trivandrum<text:tab/><text:s text:c="7"/>215<text:tab/>90000<text:tab/><text:s text:c="7"/><text:tab/>0</text:p>
      <text:p text:style-name="Standard">10<text:s/><text:tab/><text:s text:c="5"/>Accounting<text:tab/><text:s text:c="3"/><text:tab/>Cochin<text:tab/><text:s text:c="7"/><text:tab/><text:s text:c="7"/>200 <text:s text:c="4"/><text:s text:c="4"/>100000<text:tab/><text:s text:c="7"/><text:tab/>0</text:p>
      <text:p text:style-name="Standard">30<text:s/><text:tab/><text:s text:c="5"/>Research<text:tab/><text:s text:c="3"/><text:tab/>Cochin<text:tab/><text:s text:c="7"/><text:tab/><text:s text:c="7"/>105 <text:s text:c="8"/>125000<text:tab/><text:s text:c="7"/><text:tab/>0</text:p>
      <text:p text:style-name="Standard">40<text:s/><text:tab/><text:s text:c="5"/>Sales<text:tab/><text:s text:c="3"/><text:tab/>Trichur<text:tab/><text:s text:c="7"/>109 <text:s text:c="8"/>280000<text:tab/><text:s text:c="4"/><text:tab/>8000</text:p>
      <text:p text:style-name="Standard">50<text:s/><text:tab/><text:s text:c="5"/>Manufacturing <text:s text:c="2"/><text:tab/>Kottayam<text:tab/><text:s text:c="7"/>210 <text:s text:c="8"/>130000<text:tab/><text:s text:c="7"/><text:tab/>0</text:p>
      <text:p text:style-name="Standard"/>
      <text:p text:style-name="Standard">SQL&gt; SELECT * FROM DEPENDANT;</text:p>
      <text:p text:style-name="Standard"/>
      <text:p text:style-name="Standard">PID<text:s/><text:tab/>FNAME <text:s text:c="2"/>LNAME <text:s text:c="3"/>PLACE<text:tab/><text:tab/>EMPNO</text:p>
      <text:p text:style-name="Standard">---------- --------- <text:s text:c="2"/>-------- <text:s text:c="6"/>------------ <text:s text:c="19"/>----------</text:p>
      <text:p text:style-name="Standard">1010<text:s/><text:tab/>Anu<text:tab/><text:s text:c="5"/>Jose <text:s text:c="4"/><text:tab/>Trivandrum<text:tab/><text:s text:c="2"/><text:tab/><text:s text:c="2"/>214</text:p>
      <text:p text:style-name="Standard">1020<text:s/><text:tab/>Neenu <text:s text:c="5"/>Thomas <text:s text:c="2"/><text:tab/>Kollam<text:tab/><text:tab/><text:s text:c="2"/>200</text:p>
      <text:p text:style-name="Standard">1022<text:s/><text:tab/>Anamika <text:s/>Thampi <text:s text:c="2"/><text:tab/>Kollam<text:tab/><text:tab/><text:s text:c="2"/>200</text:p>
      <text:p text:style-name="Standard">1031<text:s/><text:tab/>Swetha <text:s text:c="4"/>Das <text:s text:c="5"/><text:tab/>Kottayam<text:tab/><text:tab/><text:s text:c="2"/>109</text:p>
      <text:p text:style-name="Standard"/>
      <text:p text:style-name="Standard">-----QUERIES-----</text:p>
      <text:p text:style-name="Standard"/>
      <text:p text:style-name="Standard">1. Return details of all managers from employee table sorted alphabetically by name.</text:p>
      <text:p text:style-name="Standard"/>
      <text:p text:style-name="Standard">SQL&gt; SELECT * FROM EMPLOYEE WHERE JOB='MNGR' ORDER BY name;</text:p>
      <text:p text:style-name="Standard"/>
      <text:p text:style-name="Standard">EMPNO NAME <text:s text:c="6"/>JOB<text:tab/><text:s text:c="2"/>SALARY COMM <text:s text:c="2"/>DEP_NO SEX</text:p>
      <text:p text:style-name="Standard">---------- ---------- <text:s text:c="5"/>------ <text:s text:c="7"/>---------- <text:s text:c="3"/>----- <text:s text:c="7"/>---------- <text:s text:c="2"/>--</text:p>
      <text:p text:style-name="Standard">109<text:s/><text:tab/><text:s text:c="3"/>Alan <text:s text:c="9"/>MNGR<text:tab/><text:s text:c="2"/>30000 <text:s text:c="6"/>8000<text:tab/>40<text:s/><text:tab/><text:s text:c="4"/>M</text:p>
      <text:p text:style-name="Standard">200<text:s/><text:tab/><text:s text:c="3"/>Karthika <text:s text:c="3"/>MNGR<text:tab/><text:s text:c="2"/>29000<text:s/><text:tab/><text:s text:c="6"/><text:tab/>10<text:s/><text:tab/><text:s text:c="4"/>F</text:p>
      <text:p text:style-name="Standard">210<text:s/><text:tab/><text:s text:c="3"/>Rita <text:s text:c="10"/>MNGR<text:tab/><text:s text:c="2"/>36500<text:s/><text:tab/><text:s text:c="6"/><text:tab/>50<text:s/><text:tab/><text:s text:c="4"/>F</text:p>
      <text:p text:style-name="Standard">105<text:s/><text:tab/><text:s text:c="3"/>Watson <text:s text:c="5"/>MNGR<text:tab/><text:s text:c="2"/>45000 <text:s text:c="6"/>0<text:tab/><text:s text:c="6"/><text:tab/>30<text:s/><text:tab/><text:s text:c="4"/>M</text:p>
      <text:p text:style-name="Standard"/>
      <text:p text:style-name="Standard">2. Return details of all employees in department 40 ordered by EMPNO.</text:p>
      <text:p text:style-name="Standard"/>
      <text:p text:style-name="Standard">SQL&gt; SELECT * FROM EMPLOYEE WHERE dep_no=40 ORDER BY empno;</text:p>
      <text:p text:style-name="Standard"/>
      <text:p text:style-name="Standard">EMPNO NAME <text:s text:c="4"/>JOB<text:tab/><text:s/>SALARY <text:s text:c="3"/>COMM<text:tab/><text:s text:c="2"/>DEP_NO SEX</text:p>
      <text:p text:style-name="Standard">---------- ---------- <text:s text:c="3"/>------ <text:s text:c="8"/>---------- <text:s text:c="5"/>----- <text:s text:c="9"/>---------- <text:s text:c="2"/>--</text:p>
      <text:p text:style-name="Standard">101<text:s/><text:tab/><text:s text:c="2"/>Smitha <text:s text:c="5"/>SLSM<text:tab/><text:s text:c="2"/>25000 <text:s text:c="8"/>1300<text:tab/><text:s/>40 <text:s text:c="13"/>F</text:p>
      <text:p text:style-name="Standard">109<text:s/><text:tab/><text:s text:c="2"/>Alan <text:s text:c="8"/>MNGR<text:tab/><text:s text:c="2"/>30000 <text:s text:c="8"/>8000<text:tab/><text:s/>40 <text:s text:c="13"/>M</text:p>
      <text:p text:style-name="Standard"/>
      <text:p text:style-name="Standard">3. Return information about all female employee ordered by NAME.</text:p>
      <text:p text:style-name="Standard"/>
      <text:p text:style-name="Standard">SQL&gt; SELECT * FROM EMPLOYEE WHERE sex='F' ORDER BY name;</text:p>
      <text:p text:style-name="Standard"/>
      <text:p text:style-name="Standard">EMPNO NAME <text:s text:c="4"/>JOB<text:tab/><text:s/>SALARY <text:s text:c="3"/>COMM<text:tab/><text:s text:c="2"/>DEP_NO SEX</text:p>
      <text:p text:style-name="Standard">---------- ---------- <text:s text:c="3"/>------ <text:s text:c="8"/>---------- <text:s text:c="5"/>----- <text:s text:c="9"/>---------- <text:s text:c="2"/>--</text:p>
      <text:p text:style-name="Standard">215 <text:s text:c="7"/>Deepa <text:s text:c="5"/>ANLST<text:tab/><text:s text:c="2"/>27000<text:s/><text:tab/><text:s text:c="13"/>60 <text:s text:c="13"/>F</text:p>
      <text:p text:style-name="Standard">200<text:s/><text:tab/><text:s text:c="2"/>Karthika <text:s text:c="2"/>MNGR<text:tab/><text:s text:c="2"/>29000<text:s/><text:tab/><text:s text:c="6"/><text:tab/><text:s/>10 <text:s text:c="13"/>F</text:p>
      <text:p text:style-name="Standard">213<text:s/><text:tab/><text:s text:c="2"/>Manacy<text:s/><text:s text:c="3"/>CLRK<text:tab/><text:s text:c="2"/>16250<text:s/><text:tab/><text:s text:c="6"/><text:tab/><text:s/>10 <text:s text:c="13"/>F</text:p>
      <text:p text:style-name="Standard">210<text:s/><text:tab/><text:s text:c="2"/>Rita <text:s text:c="9"/>MNGR<text:tab/><text:s text:c="2"/>36500<text:s/><text:tab/><text:s text:c="6"/><text:tab/><text:s/>50 <text:s text:c="13"/>F</text:p>
      <text:p text:style-name="Standard">101<text:s/><text:tab/><text:s text:c="2"/>Smitha <text:s text:c="5"/>SLSM<text:tab/><text:s text:c="2"/>25000 <text:s text:c="8"/>1300<text:tab/><text:s/>40 <text:s text:c="13"/>F</text:p>
      <text:p text:style-name="Standard">220 <text:s text:c="7"/>Soosan <text:s text:c="4"/>SLSM<text:tab/><text:s text:c="2"/>28500 <text:s text:c="8"/>5300<text:tab/><text:s/>60 <text:s text:c="13"/>F</text:p>
      <text:p text:style-name="Standard">110<text:s/><text:tab/><text:s text:c="2"/>Tina <text:s text:c="9"/>CLRK<text:tab/><text:s text:c="2"/>18000<text:s/><text:tab/><text:s text:c="6"/><text:tab/><text:s/>50 <text:s text:c="13"/>F</text:p>
      <text:p text:style-name="Standard"/>
      <text:p text:style-name="Standard">4. Find minimum, maximum and average salary of employees in each department.</text:p>
      <text:p text:style-name="Standard"/>
      <text:p text:style-name="Standard">SQL&gt; SELECT dep_no,MIN(salary) AS min_salary,MAX(SALARY) AS max_salary,AVG(SALARY) AS avg_salary FROM EMPLOYEE GROUP BY dep_no;</text:p>
      <text:p text:style-name="Standard"/>
      <text:p text:style-name="Standard">DEP_NO<text:s/><text:tab/>MIN_SALARY<text:s/><text:tab/>MAX_SALARY<text:s/><text:tab/>AVG_SALARY</text:p>
      <text:p text:style-name="Standard">----------<text:s/><text:tab/>----------<text:s/><text:tab/><text:tab/>----------<text:s/><text:tab/><text:tab/>----------</text:p>
      <text:p text:style-name="Standard">30<text:tab/><text:tab/>35000<text:tab/><text:s text:c="3"/><text:tab/><text:tab/>45000 <text:s text:c="5"/><text:tab/><text:tab/>40000</text:p>
      <text:soft-page-break/>
      <text:p text:style-name="Standard">40<text:tab/><text:tab/>25000<text:tab/><text:s text:c="3"/><text:tab/><text:tab/>30000 <text:s text:c="5"/><text:tab/><text:tab/>27500</text:p>
      <text:p text:style-name="Standard">50<text:tab/><text:tab/>18000<text:tab/><text:s text:c="3"/><text:tab/><text:tab/>36500 <text:s text:c="5"/><text:tab/><text:tab/>27250</text:p>
      <text:p text:style-name="Standard">10<text:tab/><text:tab/>16250<text:tab/><text:s text:c="3"/><text:tab/><text:tab/>29000 <text:s text:c="3"/><text:tab/><text:tab/>19812.5</text:p>
      <text:p text:style-name="Standard">60<text:tab/><text:s/><text:tab/>8250<text:tab/><text:s text:c="3"/><text:tab/><text:tab/>28500 <text:s text:c="5"/><text:tab/><text:tab/>21250</text:p>
      <text:p text:style-name="Standard"/>
      <text:p text:style-name="Standard">5. Find maximum and minimum commission paid(COMM), total commission paid and count of employees who were paid with commission.</text:p>
      <text:p text:style-name="Standard"/>
      <text:p text:style-name="Standard">SQL&gt; SELECT MIN(comm) AS min_comm,MAX(comm) AS max_comm,SUM(comm) AS total_comm,COUNT(comm) AS no_of_emplo FROM EMPLOYEE;</text:p>
      <text:p text:style-name="Standard"/>
      <text:p text:style-name="Standard">MIN_C<text:s/><text:tab/>MAX_C <text:s text:c="2"/>TOTAL_COMM NO_OF_EMPLO</text:p>
      <text:p text:style-name="Standard">-----<text:s/><text:tab/><text:tab/>-----<text:s/><text:tab/><text:s text:c="5"/>---------- <text:s text:c="15"/>-----------</text:p>
      <text:p text:style-name="Standard">0<text:s/><text:tab/><text:tab/>8000<text:tab/><text:s text:c="5"/>14600<text:tab/><text:tab/><text:s/>4</text:p>
      <text:p text:style-name="Standard"/>
      <text:p text:style-name="Standard">6. Find number of employees listed in each job.</text:p>
      <text:p text:style-name="Standard"/>
      <text:p text:style-name="Standard">SQL&gt;<text:s/>SELECT job,COUNT(*) AS no_of_employees FROM EMPLOYEE GROUP BY job;</text:p>
      <text:p text:style-name="Standard"/>
      <text:p text:style-name="Standard">JOB <text:s text:c="3"/><text:tab/><text:tab/><text:tab/>NO_OF_EMPLOYEES</text:p>
      <text:p text:style-name="Standard">------<text:s/><text:tab/><text:tab/><text:tab/>---------------</text:p>
      <text:p text:style-name="Standard">MNGR<text:tab/><text:tab/>4</text:p>
      <text:p text:style-name="Standard">SLSM<text:tab/><text:tab/><text:s text:c="5"/><text:tab/>2</text:p>
      <text:p text:style-name="Standard">CLRK<text:tab/><text:tab/><text:s text:c="5"/><text:tab/>4</text:p>
      <text:p text:style-name="Standard">ANLST<text:tab/><text:tab/>2</text:p>
      <text:p text:style-name="Standard">DRVR<text:tab/><text:tab/><text:s text:c="5"/><text:tab/>1</text:p>
      <text:p text:style-name="Standard"/>
      <text:p text:style-name="Standard">7. Find the total salary paid to each job in the category.</text:p>
      <text:p text:style-name="Standard"/>
      <text:p text:style-name="Standard">SQL&gt; SELECT job,SUM(salary) FROM EMPLOYEE GROUP BY job;</text:p>
      <text:p text:style-name="Standard"/>
      <text:p text:style-name="Standard">JOB <text:s text:c="3"/><text:tab/><text:tab/>SUM(SALARY)</text:p>
      <text:p text:style-name="Standard">------<text:s/><text:tab/><text:tab/>-----------</text:p>
      <text:p text:style-name="Standard">MNGR<text:tab/>140500</text:p>
      <text:p text:style-name="Standard">SLSM<text:tab/><text:s text:c="5"/><text:tab/>53500</text:p>
      <text:p text:style-name="Standard">CLRK<text:tab/><text:s text:c="5"/><text:tab/>68250</text:p>
      <text:p text:style-name="Standard">ANLST<text:tab/>62000</text:p>
      <text:p text:style-name="Standard">DRVR<text:tab/><text:s text:c="6"/><text:tab/>8250</text:p>
      <text:p text:style-name="Standard"/>
      <text:p text:style-name="Standard">8. Return all DEPT_NOs in employee table (ensure that each DEPT_NO appears only once).</text:p>
      <text:p text:style-name="Standard"/>
      <text:p text:style-name="Standard">SQL&gt; SELECT DISTINCT(dep_no) FROM EMPLOYEE;</text:p>
      <text:p text:style-name="Standard">DEP_NO</text:p>
      <text:p text:style-name="Standard">----------</text:p>
      <text:p text:style-name="Standard">30</text:p>
      <text:p text:style-name="Standard">40</text:p>
      <text:p text:style-name="Standard">50</text:p>
      <text:p text:style-name="Standard">10</text:p>
      <text:p text:style-name="Standard">60</text:p>
      <text:p text:style-name="Standard"/>
      <text:p text:style-name="Standard">9. Return EMPNO, NAME and SALARY of females in department 10.</text:p>
      <text:p text:style-name="Standard"/>
      <text:soft-page-break/>
      <text:p text:style-name="Standard">SQL&gt;<text:s/>SELECT empno,name,salary,dep_no FROM EMPLOYEE WHERE sex='F' AND dep_no=10;</text:p>
      <text:p text:style-name="Standard"/>
      <text:p text:style-name="Standard">EMPNO<text:s/><text:tab/>NAME<text:s/><text:tab/><text:s text:c="2"/>SALARY <text:s text:c="4"/>DEP_NO</text:p>
      <text:p text:style-name="Standard">----------<text:s/><text:tab/>----------<text:s/><text:tab/><text:s text:c="2"/>----------<text:s/><text:tab/>----------</text:p>
      <text:p text:style-name="Standard">200<text:s/><text:tab/><text:tab/>Karthika<text:tab/><text:s text:c="3"/>29000<text:tab/><text:s/>10</text:p>
      <text:p text:style-name="Standard">213<text:s/><text:tab/><text:tab/>Manacy<text:tab/><text:s text:c="3"/>16250<text:tab/><text:s/>10</text:p>
      <text:p text:style-name="Standard"/>
      <text:p text:style-name="Standard">10. Return EMPNO, NAME and SALARY of all male managers ordered by NAME.</text:p>
      <text:p text:style-name="Standard"/>
      <text:p text:style-name="Standard">SQL&gt; SELECT empno,name,salary,job FROM EMPLOYEE WHERE sex='M' AND job='MNGR' ORDER BY name;</text:p>
      <text:p text:style-name="Standard"/>
      <text:p text:style-name="Standard">EMPNO<text:s/><text:tab/>NAME<text:s/><text:tab/>SALARY<text:s/><text:tab/>JOB</text:p>
      <text:p text:style-name="Standard">----------<text:s/><text:tab/>----------<text:s/><text:tab/>----------<text:s/><text:tab/>------</text:p>
      <text:p text:style-name="Standard">109<text:s/><text:tab/><text:tab/>Alan<text:s/><text:tab/><text:s text:c="3"/><text:tab/>30000<text:s/><text:tab/><text:tab/>MNGR</text:p>
      <text:p text:style-name="Standard">105<text:s/><text:tab/><text:tab/>Watson<text:tab/>45000<text:s/><text:tab/><text:tab/>MNGR</text:p>
      <text:p text:style-name="Standard"/>
      <text:p text:style-name="Standard">11. Return NAME and JOB of all female salesman and managers.</text:p>
      <text:p text:style-name="Standard"/>
      <text:p text:style-name="Standard">SQL&gt; SELECT name,job FROM EMPLOYEE WHERE sex='F' AND job IN('MNGR','SLSM');</text:p>
      <text:p text:style-name="Standard"/>
      <text:p text:style-name="Standard">NAME<text:tab/><text:s text:c="3"/><text:tab/>JOB</text:p>
      <text:p text:style-name="Standard">----------<text:s/><text:tab/>------</text:p>
      <text:p text:style-name="Standard">Smitha<text:tab/><text:s text:c="3"/><text:tab/>SLSM</text:p>
      <text:p text:style-name="Standard">Karthika <text:s text:c="2"/><text:tab/>MNGR</text:p>
      <text:p text:style-name="Standard">Rita<text:tab/><text:s text:c="3"/><text:tab/>MNGR</text:p>
      <text:p text:style-name="Standard">Soosan<text:tab/><text:s text:c="3"/><text:tab/>SLSM</text:p>
      <text:p text:style-name="Standard"/>
      <text:p text:style-name="Standard">12. Display EMPNO and NAME of employees in employee table who are either a manager or a clerk in department 50.</text:p>
      <text:p text:style-name="Standard"/>
      <text:p text:style-name="Standard">SQL&gt; SELECT empno,name FROM EMPLOYEE WHERE dep_no=50<text:s/>AND job IN('MNGR','CLRK');</text:p>
      <text:p text:style-name="Standard"/>
      <text:p text:style-name="Standard">EMPNO NAME</text:p>
      <text:p text:style-name="Standard">---------- ----------</text:p>
      <text:p text:style-name="Standard">110<text:s/><text:tab/><text:s text:c="2"/>Tina</text:p>
      <text:p text:style-name="Standard">210<text:s/><text:tab/><text:s text:c="2"/>Rita</text:p>
      <text:p text:style-name="Standard"/>
      <text:p text:style-name="Standard">13. List the name of employee who are neither a clerk nor a salesman.</text:p>
      <text:p text:style-name="Standard"/>
      <text:p text:style-name="Standard">SQL&gt; SELECT name FROM EMPLOYEE WHERE job NOT IN('SLSM','CLRK');</text:p>
      <text:p text:style-name="Standard"/>
      <text:p text:style-name="Standard">NAME</text:p>
      <text:p text:style-name="Standard">----------</text:p>
      <text:p text:style-name="Standard">Roy</text:p>
      <text:p text:style-name="Standard">Watson</text:p>
      <text:p text:style-name="Standard">Alan</text:p>
      <text:p text:style-name="Standard">Karthika</text:p>
      <text:p text:style-name="Standard">Rita</text:p>
      <text:p text:style-name="Standard">Simpson</text:p>
      <text:soft-page-break/>
      <text:p text:style-name="Standard">Deepa</text:p>
      <text:p text:style-name="Standard"/>
      <text:p text:style-name="Standard">14. Return details of all clerks working in departments other than department 10.</text:p>
      <text:p text:style-name="Standard"/>
      <text:p text:style-name="Standard">SQL&gt;<text:s/>SELECT * FROM EMPLOYEE WHERE job='CLRK' AND dep_no!=10;</text:p>
      <text:p text:style-name="Standard"/>
      <text:p text:style-name="Standard">EMPNO NAME <text:s text:c="6"/>JOB<text:tab/><text:s/>SALARY COMM<text:tab/>DEP_NO<text:s/><text:tab/>SEX</text:p>
      <text:p text:style-name="Standard">---------- ---------- <text:s text:c="5"/>------ <text:s text:c="6"/>---------- <text:s text:c="2"/>----- <text:s text:c="10"/>---------- <text:s text:c="9"/>--</text:p>
      <text:p text:style-name="Standard">110<text:s/><text:tab/><text:s text:c="3"/>Tina <text:s text:c="11"/>CLRK<text:tab/><text:s/>18000 <text:s text:c="6"/><text:tab/><text:tab/>50<text:s/><text:tab/><text:tab/>F</text:p>
      <text:p text:style-name="Standard"/>
      <text:p text:style-name="Standard">15. Find names of employees containing letters U or E.</text:p>
      <text:p text:style-name="Standard"/>
      <text:p text:style-name="Standard">SQL&gt; SELECT name FROM EMPLOYEE<text:s/>WHERE name LIKE '%u%' OR name LIKE '%e%';</text:p>
      <text:p text:style-name="Standard"/>
      <text:p text:style-name="Standard">NAME</text:p>
      <text:p text:style-name="Standard">-----------</text:p>
      <text:p text:style-name="Standard">Deepa</text:p>
      <text:p text:style-name="Standard"/>
      <text:p text:style-name="Standard">16. List all employee who earned commission.</text:p>
      <text:p text:style-name="Standard"/>
      <text:p text:style-name="Standard">SQL&gt; SELECT * FROM EMPLOYEE WHERE comm&gt;0;</text:p>
      <text:p text:style-name="Standard"/>
      <text:p text:style-name="Standard">EMPNO NAME <text:s text:c="6"/>JOB<text:tab/><text:s/>SALARY<text:s/><text:tab/>COMM <text:s text:c="4"/>DEP_NO SEX</text:p>
      <text:p text:style-name="Standard">---------- <text:s/>---------- <text:s text:c="4"/>------ <text:s text:c="6"/>----------<text:s text:c="9"/>----- <text:s text:c="10"/>---------- <text:s text:c="2"/>--</text:p>
      <text:p text:style-name="Standard">101<text:s/><text:tab/><text:s text:c="3"/>Smitha <text:s text:c="5"/>SLSM<text:tab/><text:s text:c="2"/>25000<text:s/><text:tab/>1300<text:tab/><text:s text:c="6"/>40<text:s/><text:tab/><text:tab/>F</text:p>
      <text:p text:style-name="Standard">109<text:s/><text:tab/><text:s text:c="3"/>Alan <text:s text:c="9"/>MNGR<text:tab/><text:s text:c="2"/>30000<text:s/><text:tab/>8000<text:tab/><text:s text:c="6"/>40<text:s/><text:tab/><text:tab/>M</text:p>
      <text:p text:style-name="Standard">220<text:s/><text:tab/><text:s text:c="3"/>Soosan <text:s text:c="5"/>SLSM<text:tab/><text:s text:c="2"/>28500<text:s/><text:tab/>5300<text:tab/><text:s text:c="6"/>60<text:s/><text:tab/><text:tab/>F</text:p>
      <text:p text:style-name="Standard"/>
      <text:p text:style-name="Standard">17. Find EMPNO, NAME and JOB of all females who are not<text:s/>managers.</text:p>
      <text:p text:style-name="Standard"/>
      <text:p text:style-name="Standard">SQL&gt;<text:s/>SELECT empno,name,job FROM EMPLOYEE WHERE sex='F' AND job!='MNGR';</text:p>
      <text:p text:style-name="Standard"/>
      <text:p text:style-name="Standard">EMPNO NAME <text:s text:c="6"/><text:tab/>JOB</text:p>
      <text:p text:style-name="Standard">---------- <text:s/>----------<text:s/><text:tab/>------</text:p>
      <text:p text:style-name="Standard">101<text:s/><text:tab/><text:s text:c="3"/>Smitha <text:s text:c="4"/><text:tab/>SLSM</text:p>
      <text:p text:style-name="Standard">110<text:s/><text:tab/><text:s text:c="3"/>Tina <text:s text:c="6"/><text:tab/>CLRK</text:p>
      <text:p text:style-name="Standard">213<text:s/><text:tab/><text:s text:c="3"/>Manacy <text:s text:c="4"/><text:tab/>CLRK</text:p>
      <text:p text:style-name="Standard">215<text:s/><text:tab/><text:s text:c="3"/>Deepa <text:s text:c="5"/><text:tab/>ANLST</text:p>
      <text:p text:style-name="Standard">220<text:s/><text:tab/><text:s text:c="3"/>Soosan <text:s text:c="4"/><text:tab/>SLSM</text:p>
      <text:p text:style-name="Standard"/>
      <text:p text:style-name="Standard">18. Find EMPNO, NAME and SALARY of all employees who earn more than 10000 but less than 40000.</text:p>
      <text:p text:style-name="Standard"/>
      <text:p text:style-name="Standard">SQL&gt; SELECT empno,name,salary FROM EMPLOYEE WHERE salary&gt;10000 AND salary&lt;40000;</text:p>
      <text:p text:style-name="Standard"/>
      <text:p text:style-name="Standard">EMPNO NAME<text:s/><text:tab/>SALARY</text:p>
      <text:p text:style-name="Standard">---------- <text:s/>----------<text:s/><text:tab/>----------</text:p>
      <text:p text:style-name="Standard">100<text:s/><text:tab/>Wilson<text:tab/><text:s text:c="3"/><text:tab/>17000</text:p>
      <text:p text:style-name="Standard">100<text:s/><text:tab/>Wilson<text:tab/><text:s text:c="3"/><text:tab/>17000</text:p>
      <text:p text:style-name="Standard">101<text:s/><text:tab/>Smitha<text:tab/><text:s text:c="3"/><text:tab/>25000</text:p>
      <text:p text:style-name="Standard">103<text:s/><text:tab/>Roy<text:tab/><text:tab/>35000</text:p>
      <text:soft-page-break/>
      <text:p text:style-name="Standard">109<text:s/><text:tab/>Alan<text:s/><text:tab/><text:s text:c="3"/><text:tab/>30000</text:p>
      <text:p text:style-name="Standard">110<text:s/><text:tab/>Tina<text:s/><text:tab/><text:s text:c="3"/><text:tab/>18000</text:p>
      <text:p text:style-name="Standard">200<text:s/><text:tab/>Karthika<text:tab/>29000</text:p>
      <text:p text:style-name="Standard">210<text:s/><text:tab/>Rita<text:s/><text:tab/><text:s text:c="3"/><text:tab/>36500</text:p>
      <text:p text:style-name="Standard">213<text:s/><text:tab/>Manacy<text:tab/>16250</text:p>
      <text:p text:style-name="Standard">215<text:s/><text:tab/>Deepa<text:tab/><text:s text:c="3"/><text:tab/>27000</text:p>
      <text:p text:style-name="Standard">220<text:s/><text:tab/>Soosan<text:tab/><text:s text:c="3"/><text:tab/>28500</text:p>
      <text:p text:style-name="Standard"/>
      <text:p text:style-name="Standard">19. Use IN operator to find NAME and EMPNO of EMPLOYEE who are analyst or manager.</text:p>
      <text:p text:style-name="Standard"/>
      <text:p text:style-name="Standard">SQL&gt;<text:s/>SELECT empno,name,job FROM employee WHERE job in('ANLST','MNGR') ORDER BY name;</text:p>
      <text:p text:style-name="Standard"/>
      <text:p text:style-name="Standard">NAME<text:tab/><text:tab/>EMPNO<text:s/><text:tab/>JOB</text:p>
      <text:p text:style-name="Standard">----------<text:s/><text:tab/>----------<text:s/><text:tab/>------</text:p>
      <text:p text:style-name="Standard">Alan<text:tab/><text:tab/><text:s text:c="2"/>109<text:s/><text:tab/><text:tab/>MNGR</text:p>
      <text:p text:style-name="Standard">Deepa<text:tab/><text:tab/><text:s text:c="2"/>215<text:s/><text:tab/><text:tab/>ANLST</text:p>
      <text:p text:style-name="Standard">Karthika<text:tab/><text:s text:c="2"/>200<text:s/><text:tab/><text:tab/>MNGR</text:p>
      <text:p text:style-name="Standard">Rita<text:tab/><text:tab/><text:s text:c="2"/>210<text:s/><text:tab/><text:tab/>MNGR</text:p>
      <text:p text:style-name="Standard">Roy<text:tab/><text:tab/><text:s text:c="2"/>103<text:s/><text:tab/><text:tab/>ANLST</text:p>
      <text:p text:style-name="Standard">Watson <text:s text:c="13"/>105<text:s/><text:tab/><text:tab/>MNGR</text:p>
      <text:p text:style-name="Standard"/>
      <text:p text:style-name="Standard">20. Find the employee number, name and salary of employee who been paid commission and whose salary is greater than 30000.</text:p>
      <text:p text:style-name="Standard"/>
      <text:p text:style-name="Standard">SQL&gt;<text:s/>SELECT empno,name,salary FROM EMPLOYEE WHERE salary&gt;30000 AND comm&gt;0;</text:p>
      <text:p text:style-name="Standard"/>
      <text:p text:style-name="Standard">no rows selected</text:p>
      <text:p text:style-name="Standard"/>
      <text:p text:style-name="Standard">21. Find DEP_NO, DEP_NAME, SALARY, JOB, SEX ordered by EMPNO within department.</text:p>
      <text:p text:style-name="Standard"/>
      <text:p text:style-name="Standard">SQL&gt; SELECT E.empno,D.dep_no,D.dep_name,E.salary,E.job,E.sex FROM DEPARTMENT D JOIN EMPLOYEE E ON E.dep_no=D.dep_no ORDER BY empno;</text:p>
      <text:p text:style-name="Standard"/>
      <text:p text:style-name="Standard">EMPNO DEP_NO<text:s/><text:tab/>DEP_NAME<text:tab/><text:s text:c="2"/>SALARY<text:s/><text:tab/>JOB<text:tab/><text:tab/>SEX</text:p>
      <text:p text:style-name="Standard">---------- ----------<text:s/><text:tab/>---------------<text:s/><text:tab/><text:s text:c="2"/>----------<text:s/><text:tab/>------<text:s/><text:tab/><text:tab/>--</text:p>
      <text:p text:style-name="Standard">100<text:tab/><text:s text:c="3"/>10<text:s/><text:tab/><text:tab/>Accounting<text:tab/><text:s text:c="3"/>17000<text:s/><text:tab/>CLRK<text:tab/><text:tab/>M</text:p>
      <text:p text:style-name="Standard">101<text:tab/><text:s text:c="3"/>40<text:s/><text:tab/><text:tab/>Sales<text:tab/><text:tab/><text:s text:c="3"/>25000<text:s/><text:tab/>SLSM<text:tab/><text:tab/>F</text:p>
      <text:p text:style-name="Standard">103<text:tab/><text:s text:c="3"/>30<text:s/><text:tab/><text:tab/>Research <text:s/><text:s text:c="10"/>35000<text:s/><text:tab/>ANLST<text:tab/>M</text:p>
      <text:p text:style-name="Standard">105<text:tab/><text:s text:c="3"/>30<text:s/><text:tab/><text:tab/>Research<text:tab/><text:s text:c="3"/>45000<text:s/><text:tab/>MNGR<text:tab/>M</text:p>
      <text:p text:style-name="Standard">109<text:tab/><text:s text:c="3"/>40<text:s/><text:tab/><text:tab/>Sales<text:tab/><text:tab/><text:s text:c="3"/>30000<text:s/><text:tab/>MNGR<text:tab/>M</text:p>
      <text:p text:style-name="Standard">110<text:tab/><text:s text:c="3"/>50<text:s/><text:tab/><text:tab/>Manufacturing <text:s text:c="2"/>18000<text:s/><text:tab/>CLRK<text:tab/><text:tab/>F</text:p>
      <text:p text:style-name="Standard">200<text:tab/><text:s text:c="3"/>10<text:s/><text:tab/><text:tab/>Accounting<text:tab/><text:s text:c="3"/>29000<text:s/><text:tab/>MNGR<text:tab/>F</text:p>
      <text:p text:style-name="Standard">210<text:tab/><text:s text:c="3"/>50<text:s/><text:tab/><text:tab/>Manufacturing <text:s text:c="2"/>36500<text:s/><text:tab/>MNGR<text:tab/>F</text:p>
      <text:p text:style-name="Standard">213<text:tab/><text:s text:c="3"/>10<text:s/><text:tab/><text:tab/>Accounting<text:tab/><text:s text:c="3"/>16250<text:s/><text:tab/>CLRK<text:tab/><text:tab/>F</text:p>
      <text:p text:style-name="Standard">214<text:tab/><text:s text:c="3"/>60<text:s/><text:tab/><text:tab/>Shipping<text:tab/><text:s text:c="5"/>8250<text:s/><text:tab/>DRVR<text:tab/><text:tab/>M</text:p>
      <text:p text:style-name="Standard">215<text:tab/><text:s text:c="3"/>60<text:s/><text:tab/><text:tab/>Shipping<text:tab/><text:s text:c="3"/>27000<text:s/><text:tab/>ANLST<text:tab/>F</text:p>
      <text:p text:style-name="Standard">220<text:tab/><text:s text:c="3"/>60<text:s/><text:tab/><text:tab/>Shipping<text:tab/><text:s text:c="3"/>28500<text:s/><text:tab/>SLSM<text:tab/><text:tab/>F</text:p>
      <text:p text:style-name="Standard"/>
      <text:p text:style-name="Standard">22. Display the name of employee and dependant name if dependant is staying in the same location where employee is working.</text:p>
      <text:p text:style-name="Standard"/>
      <text:soft-page-break/>
      <text:p text:style-name="Standard">SQL&gt; SELECT E.name,D.fname,D.lname FROM (DEPENDANT D JOIN EMPLOYEE E ON E.empno=D.empno) JOIN DEPARTMENT ON DEPARTMENT.dep_no=E.dep_no WHERE loc=place;</text:p>
      <text:p text:style-name="Standard"/>
      <text:p text:style-name="Standard">NAME<text:tab/><text:s text:c="3"/><text:tab/>FNAME <text:s text:c="4"/><text:tab/>LNAME</text:p>
      <text:p text:style-name="Standard">----------<text:s/><text:tab/>---------<text:s/><text:tab/>--------</text:p>
      <text:p text:style-name="Standard">Simpson <text:s text:c="3"/><text:tab/>Anu<text:tab/><text:s text:c="5"/><text:tab/>Jose</text:p>
      <text:p text:style-name="Standard"/>
      <text:p text:style-name="Standard">23. Find company location of employee named Watson.</text:p>
      <text:p text:style-name="Standard"/>
      <text:p text:style-name="Standard">SQL&gt; SELECT E.name,D.loc FROM DEPARTMENT D INNER JOIN EMPLOYEE E ON E.dep_no=D.dep_no AND E.name='Watson';</text:p>
      <text:p text:style-name="Standard"/>
      <text:p text:style-name="Standard">NAME<text:tab/><text:s text:c="3"/><text:tab/>LOC</text:p>
      <text:p text:style-name="Standard">----------<text:s/><text:tab/>------------</text:p>
      <text:p text:style-name="Standard">Watson<text:tab/>Cochin</text:p>
      <text:p text:style-name="Standard"/>
      <text:p text:style-name="Standard">24. Find name, EMPNO, DEP_NAME for all employee who work in ‘Trichur’ and order by EMPNO in descending order.</text:p>
      <text:p text:style-name="Standard"/>
      <text:p text:style-name="Standard">SQL&gt; SELECT name,empno,dep_name FROM EMPLOYEE JOIN DEPARTMENT ON EMPLOYEE.dep_no=DEPARTMENT.dep_no WHERE loc='Trichur' ORDER BY empno DESC;</text:p>
      <text:p text:style-name="Standard"/>
      <text:p text:style-name="Standard">NAME<text:tab/><text:tab/>EMPNO<text:s/><text:tab/>DEP_NAME</text:p>
      <text:p text:style-name="Standard">----------<text:s/><text:tab/>----------<text:s/><text:tab/>---------------</text:p>
      <text:p text:style-name="Standard">Alan<text:tab/><text:tab/>109<text:s/><text:tab/><text:tab/>Sales</text:p>
      <text:p text:style-name="Standard">Smitha<text:tab/><text:tab/>101<text:s/><text:tab/><text:tab/>Sales</text:p>
      <text:p text:style-name="Standard"/>
      <text:p text:style-name="Standard">25. Retrieve NAME and SALARY of all employees who earned more than<text:s/>average salary.</text:p>
      <text:p text:style-name="Standard"/>
      <text:p text:style-name="Standard">SQL&gt; SELECT name,salary FROM EMPLOYEE WHERE salary&gt;(SELECT AVG(salary) FROM EMPLOYEE);</text:p>
      <text:p text:style-name="Standard"/>
      <text:p text:style-name="Standard">NAME<text:tab/><text:s text:c="7"/><text:tab/>SALARY</text:p>
      <text:p text:style-name="Standard">----------<text:s/><text:tab/>----------</text:p>
      <text:p text:style-name="Standard">Roy<text:tab/><text:tab/>35000</text:p>
      <text:p text:style-name="Standard">Watson<text:tab/>45000</text:p>
      <text:p text:style-name="Standard">Alan<text:tab/><text:tab/>30000</text:p>
      <text:p text:style-name="Standard">Karthika<text:tab/>29000</text:p>
      <text:p text:style-name="Standard">Rita<text:tab/><text:tab/>36500</text:p>
      <text:p text:style-name="Standard">Deepa<text:tab/><text:tab/>27000</text:p>
      <text:p text:style-name="Standard">Soosan<text:tab/><text:tab/>28500</text:p>
      <text:p text:style-name="Standard"/>
      <text:p text:style-name="Standard">26. Find NAME, JOB, DEP_NAME, LOCATION of all female employee order by EMPNAME.</text:p>
      <text:p text:style-name="Standard"/>
      <text:p text:style-name="Standard">SQL&gt; SELECT name,job,dep_name,loc FROM EMPLOYEE JOIN DEPARTMENT ON EMPLOYEE.dep_no=DEPARTMENT.dep_no WHERE sex='F' ORDER BY name;</text:p>
      <text:p text:style-name="Standard"/>
      <text:p text:style-name="Standard">NAME<text:tab/><text:s text:c="3"/><text:tab/>JOB<text:tab/><text:s text:c="2"/><text:tab/>DEP_NAME<text:tab/><text:tab/>LOC</text:p>
      <text:p text:style-name="Standard">----------<text:s/><text:tab/>------<text:s/><text:tab/><text:tab/>---------------<text:s/><text:tab/><text:tab/>------------</text:p>
      <text:p text:style-name="Standard">Deepa<text:tab/><text:s text:c="3"/><text:tab/>ANLST <text:s/><text:tab/>Shipping<text:tab/><text:tab/>Trivandrum</text:p>
      <text:p text:style-name="Standard">Karthika <text:s text:c="2"/><text:tab/>MNGR <text:s text:c="2"/><text:tab/>Accounting<text:tab/><text:tab/>Cochin</text:p>
      <text:soft-page-break/>
      <text:p text:style-name="Standard">Manacy<text:tab/>CLRK <text:s text:c="2"/><text:tab/>Accounting<text:tab/><text:s text:c="2"/><text:tab/>Cochin</text:p>
      <text:p text:style-name="Standard">Rita<text:tab/><text:s text:c="3"/><text:tab/>MNGR <text:s text:c="2"/><text:tab/>Manufacturing <text:s text:c="2"/><text:tab/>Kottayam</text:p>
      <text:p text:style-name="Standard">Smitha<text:tab/><text:s text:c="3"/><text:tab/>SLSM <text:s text:c="2"/><text:tab/>Sales<text:s/><text:tab/><text:s text:c="2"/><text:tab/><text:tab/>Trichur</text:p>
      <text:p text:style-name="Standard">Soosan<text:tab/><text:s text:c="3"/><text:tab/>SLSM <text:s text:c="2"/><text:tab/>Shipping<text:tab/><text:s text:c="2"/><text:tab/>Trivandrum</text:p>
      <text:p text:style-name="Standard">Tina<text:tab/><text:s text:c="3"/><text:tab/>CLRK <text:s text:c="2"/><text:tab/>Manufacturing <text:s text:c="2"/><text:tab/>Kottayam</text:p>
      <text:p text:style-name="Standard"/>
      <text:p text:style-name="Standard">27. Find the EMPNAME, DEP_NAME of all manager order by department name.</text:p>
      <text:p text:style-name="Standard"/>
      <text:p text:style-name="Standard">SQL&gt; select name,dep_name FROM DEPARTMENT JOIN EMPLOYEE ON EMPLOYEE.dep_no=DEPARTMENT.dep_no WHERE job='MNGR' ORDER BY dep_name;</text:p>
      <text:p text:style-name="Standard"/>
      <text:p text:style-name="Standard">NAME<text:tab/><text:s text:c="3"/><text:tab/>DEP_NAME</text:p>
      <text:p text:style-name="Standard">----------<text:s/><text:tab/>---------------</text:p>
      <text:p text:style-name="Standard">Karthika <text:s text:c="2"/><text:tab/>Accounting</text:p>
      <text:p text:style-name="Standard">Rita<text:tab/><text:s text:c="3"/><text:tab/>Manufacturing</text:p>
      <text:p text:style-name="Standard">Watson<text:tab/>Research</text:p>
      <text:p text:style-name="Standard">Alan<text:tab/><text:s text:c="3"/><text:tab/>Sales</text:p>
      <text:p text:style-name="Standard"/>
      <text:p text:style-name="Standard">28. Find NAME and DEP_NAME of employee who earns highest salary.</text:p>
      <text:p text:style-name="Standard"/>
      <text:p text:style-name="Standard">SQL&gt; SELECT name,dep_name FROM EMPLOYEE<text:s/>JOIN DEPARTMENT ON DEPARTMENT.dep_no=EMPLOYEE.dep_no WHERE salary in(SELECT MAX(salary) FROM EMPLOYEE);</text:p>
      <text:p text:style-name="Standard"/>
      <text:p text:style-name="Standard">NAME<text:tab/><text:s text:c="3"/><text:tab/>DEP_NAME</text:p>
      <text:p text:style-name="Standard">----------<text:s/><text:tab/>---------------</text:p>
      <text:p text:style-name="Standard">Watson<text:tab/>Research</text:p>
      <text:p text:style-name="Standard"/>
      <text:p text:style-name="Standard">29. Find name, department name, commission of all employee who paid commission order by<text:s/>name.</text:p>
      <text:p text:style-name="Standard"/>
      <text:p text:style-name="Standard">SQL&gt; SELECT name,dep_name,comm FROM EMPLOYEE JOIN DEPARTMENT ON EMPLOYEE.dep_no=DEPARTMENT.dep_no WHERE comm&gt;0 ORDER BY name;</text:p>
      <text:p text:style-name="Standard"/>
      <text:p text:style-name="Standard">NAME<text:tab/><text:s text:c="3"/><text:tab/>DEP_NAME<text:tab/>COMM</text:p>
      <text:p text:style-name="Standard">----------<text:s/><text:tab/>---------------<text:s/><text:tab/>-----</text:p>
      <text:p text:style-name="Standard">Alan<text:tab/><text:s text:c="3"/><text:tab/>Sales<text:tab/><text:s text:c="3"/><text:tab/>8000</text:p>
      <text:p text:style-name="Standard">Smitha<text:tab/><text:s text:c="3"/><text:tab/>Sales<text:tab/><text:s text:c="3"/><text:tab/>1300</text:p>
      <text:p text:style-name="Standard">Soosan<text:tab/><text:s text:c="3"/><text:tab/>Shipping<text:tab/>5300</text:p>
      <text:p text:style-name="Standard"/>
      <text:p text:style-name="Standard">30. Display employee name and department name of all employees working in departments that has at least three employees. Order the output in alphabetical order first by department name and then by employee name.</text:p>
      <text:p text:style-name="Standard"/>
      <text:p text:style-name="Standard">SQL&gt; SELECT E.name,D.dep_name FROM EMPLOYEE E INNER JOIN DEPARTMENT D ON D.dep_no=E.dep_no WHERE D.dep_no IN(SELECT dep_no FROM EMPLOYEE HAVING COUNT(*)&gt;=3 GROUP BY dep_no) ORDER BY D.dep_name,E.name;</text:p>
      <text:p text:style-name="Standard"/>
      <text:p text:style-name="Standard">NAME<text:tab/><text:s text:c="3"/><text:tab/>DEP_NAME</text:p>
      <text:p text:style-name="Standard">----------<text:s/><text:tab/>---------------</text:p>
      <text:p text:style-name="Standard">Karthika<text:tab/>Accounting</text:p>
      <text:p text:style-name="Standard">Manacy<text:tab/>Accounting</text:p>
      <text:soft-page-break/>
      <text:p text:style-name="Standard">Wilson<text:tab/><text:tab/>Accounting</text:p>
      <text:p text:style-name="Standard">Deepa<text:tab/><text:s text:c="3"/><text:tab/>Shipping</text:p>
      <text:p text:style-name="Standard">Simpson <text:s text:c="3"/><text:tab/>Shipping</text:p>
      <text:p text:style-name="Standard">Soosan<text:tab/><text:s text:c="3"/><text:tab/>Shipping</text:p>
      <text:p text:style-name="Standard"/>
      <text:p text:style-name="Standard">31. Find name, department name and commission of all employees who NOT paid commission order by name.</text:p>
      <text:p text:style-name="Standard"/>
      <text:p text:style-name="Standard">SQL&gt; SELECT name,dep_name,comm FROM DEPARTMENT JOIN EMPLOYEE ON DEPARTMENT.dep_no=EMPLOYEE.dep_no WHERE comm is NULL ORDER BY name;</text:p>
      <text:p text:style-name="Standard"/>
      <text:p text:style-name="Standard">NAME<text:tab/><text:s text:c="3"/><text:tab/>DEP_NAME<text:tab/>COMM</text:p>
      <text:p text:style-name="Standard">----------<text:s/><text:tab/>---------------<text:s/><text:tab/>-----</text:p>
      <text:p text:style-name="Standard">Deepa<text:tab/><text:s text:c="3"/><text:tab/>Shipping</text:p>
      <text:p text:style-name="Standard">Karthika <text:s text:c="2"/><text:tab/>Accounting</text:p>
      <text:p text:style-name="Standard">Manacy<text:tab/>Accounting</text:p>
      <text:p text:style-name="Standard">Rita<text:tab/><text:s text:c="3"/><text:tab/>Manufacturing</text:p>
      <text:p text:style-name="Standard">Roy<text:tab/><text:s text:c="3"/><text:tab/>Research</text:p>
      <text:p text:style-name="Standard">Simpson <text:s text:c="3"/><text:tab/>Shipping</text:p>
      <text:p text:style-name="Standard">Tina<text:tab/><text:s text:c="3"/><text:tab/>Manufacturing</text:p>
      <text:p text:style-name="Standard">Wilson<text:tab/><text:s text:c="3"/><text:tab/>Accounting</text:p>
      <text:p text:style-name="Standard"/>
      <text:p text:style-name="Standard">32. List name and salary of all employee in department number 10 and 30.</text:p>
      <text:p text:style-name="Standard"/>
      <text:p text:style-name="Standard">SQL&gt; SELECT name,salary,dep_no FROM EMPLOYEE WHERE dep_no=10 OR dep_no=30;</text:p>
      <text:p text:style-name="Standard"/>
      <text:p text:style-name="Standard">NAME<text:tab/><text:s text:c="7"/><text:tab/>SALARY<text:tab/>DEP_NO</text:p>
      <text:p text:style-name="Standard">----------<text:s/><text:tab/>----------<text:s/><text:tab/>----------</text:p>
      <text:p text:style-name="Standard">Wilson<text:tab/><text:tab/>17000<text:tab/><text:s text:c="6"/><text:tab/>10</text:p>
      <text:p text:style-name="Standard">Roy<text:tab/><text:tab/>35000<text:tab/><text:s text:c="6"/><text:tab/>30</text:p>
      <text:p text:style-name="Standard">Watson<text:tab/>45000<text:tab/><text:s text:c="6"/><text:tab/>30</text:p>
      <text:p text:style-name="Standard">Karthika<text:tab/>29000<text:tab/><text:s text:c="6"/><text:tab/>10</text:p>
      <text:p text:style-name="Standard">Manacy<text:tab/>16250<text:tab/><text:s text:c="6"/><text:tab/>10</text:p>
      <text:p text:style-name="Standard"/>
      <text:p text:style-name="Standard">33. List jobs of employees in department 30 which are not done in department 40.</text:p>
      <text:p text:style-name="Standard"/>
      <text:p text:style-name="Standard">SQL&gt; SELECT job,dep_no FROM EMPLOYEE WHERE dep_no=30 AND job NOT IN(SELECT job FROM EMPLOYEE WHERE dep_no=40);</text:p>
      <text:p text:style-name="Standard"/>
      <text:p text:style-name="Standard">JOB<text:tab/><text:s text:c="3"/><text:tab/>DEP_NO</text:p>
      <text:p text:style-name="Standard">------<text:s/><text:tab/><text:tab/>----------</text:p>
      <text:p text:style-name="Standard">ANLST<text:tab/>30</text:p>
      <text:p text:style-name="Standard"/>
      <text:p text:style-name="Standard">34. List out job and salary of employees in department 10 and 40 who draw the same salary.</text:p>
      <text:p text:style-name="Standard"/>
      <text:p text:style-name="Standard">SQL&gt; SELECT job,salary FROM EMPLOYEE WHERE dep_no=10 AND salary IN(SELECT salary FROM EMPLOYEE WHERE dep_no=40);</text:p>
      <text:p text:style-name="Standard"/>
      <text:p text:style-name="Standard">no rows selected</text:p>
      <text:p text:style-name="Standard"/>
      <text:p text:style-name="Standard">35. Create a view to display EMPNO, NAME, JOB of employee from employee table who works as manager.</text:p>
      <text:p text:style-name="Standard"/>
      <text:p text:style-name="Standard">SQL&gt;<text:s/>CREATE VIEW EMPLOYEETABLE(empno,name,job) AS SELECT empno,name,job FROM EMPLOYEE WHERE job='MNGR';</text:p>
      <text:p text:style-name="Standard"/>
      <text:p text:style-name="Standard">View created.</text:p>
      <text:p text:style-name="Standard"/>
      <text:p text:style-name="Standard">SQL&gt; SELECT * FROM TAB;</text:p>
      <text:p text:style-name="Standard"/>
      <text:p text:style-name="Standard">TNAME<text:tab/><text:tab/><text:tab/><text:s text:c="7"/><text:tab/>TABTYPE<text:tab/>CLUSTERID</text:p>
      <text:p text:style-name="Standard">------------------------------<text:s/><text:tab/><text:tab/>-------<text:s/><text:tab/><text:tab/>----------</text:p>
      <text:p text:style-name="Standard">CUSTOMER<text:tab/><text:tab/><text:s text:c="7"/><text:tab/><text:tab/>TABLE</text:p>
      <text:p text:style-name="Standard">CUSTOMER_VIEW<text:tab/><text:tab/><text:s text:c="7"/><text:tab/>VIEW</text:p>
      <text:p text:style-name="Standard">DEPARTMENT<text:tab/><text:tab/><text:s text:c="7"/><text:tab/>TABLE</text:p>
      <text:p text:style-name="Standard">DEPENDANT<text:tab/><text:tab/><text:s text:c="7"/><text:tab/>TABLE</text:p>
      <text:p text:style-name="Standard">EMPLOYEE<text:tab/><text:tab/><text:s text:c="7"/><text:tab/><text:tab/>TABLE</text:p>
      <text:p text:style-name="Standard">EMPLOYEETABLE<text:tab/><text:tab/><text:s text:c="7"/><text:tab/>VIEW</text:p>
      <text:p text:style-name="Standard">PRODUCT<text:s/><text:tab/><text:tab/><text:s text:c="7"/><text:tab/><text:tab/>TABLE</text:p>
      <text:p text:style-name="Standard">PURCHASE<text:tab/><text:tab/><text:s text:c="7"/><text:tab/><text:tab/>TABLE</text:p>
      <text:p text:style-name="Standard">STUDENT<text:s/><text:tab/><text:tab/><text:s text:c="7"/><text:tab/><text:tab/>TABLE</text:p>
      <text:p text:style-name="Standard">SUPPLIER<text:tab/><text:tab/><text:s text:c="7"/><text:tab/><text:tab/>TABLE</text:p>
      <text:p text:style-name="Standard"/>
      <text:p text:style-name="Standard">10 rows selected.</text:p>
      <text:p text:style-name="Standard"/>
      <text:p text:style-name="Standard">SQL&gt; SELECT * FROM EMPLOYEETABLE;</text:p>
      <text:p text:style-name="Standard"/>
      <text:p text:style-name="Standard">EMPNO<text:s/><text:tab/>NAME <text:s text:c="6"/><text:tab/>JOB</text:p>
      <text:p text:style-name="Standard">----------<text:s/><text:tab/>----------<text:s/><text:tab/>------</text:p>
      <text:p text:style-name="Standard">105<text:s/><text:tab/><text:tab/>Watson <text:s text:c="4"/><text:tab/>MNGR</text:p>
      <text:p text:style-name="Standard">109<text:s/><text:tab/><text:tab/>Alan <text:s text:c="6"/><text:tab/>MNGR</text:p>
      <text:p text:style-name="Standard">200<text:s/><text:tab/><text:tab/>Karthika <text:s text:c="2"/><text:tab/>MNGR</text:p>
      <text:p text:style-name="Standard">210<text:s/><text:tab/><text:tab/>Rita <text:s text:c="6"/><text:tab/>MNGR</text:p>
      <text:p text:style-name="Standard"/>
      <text:p text:style-name="Standard">36. Select EMPNO, NAME, JOB and SALARY of employee who works as clerk and having<text:s/>salary greater than 1650.</text:p>
      <text:p text:style-name="Standard"/>
      <text:p text:style-name="Standard">SQL&gt; SELECT empno,name,job,salary FROM EMPLOYEE WHERE salary&gt;1650 AND job='CLRK';</text:p>
      <text:p text:style-name="Standard"/>
      <text:p text:style-name="Standard">EMPNO<text:s/><text:tab/>NAME <text:s text:c="6"/><text:tab/>JOB<text:tab/><text:s/><text:tab/>SALARY</text:p>
      <text:p text:style-name="Standard">----------<text:s/><text:tab/>----------<text:s/><text:tab/>-------<text:tab/><text:tab/>---------</text:p>
      <text:p text:style-name="Standard">100<text:s/><text:tab/><text:tab/>Wilson <text:s text:c="4"/><text:tab/>CLRK<text:tab/><text:s text:c="2"/><text:tab/>17000</text:p>
      <text:p text:style-name="Standard">110<text:s/><text:tab/><text:tab/>Tina <text:s text:c="6"/><text:tab/>CLRK<text:tab/><text:s text:c="2"/><text:tab/>18000</text:p>
      <text:p text:style-name="Standard">213<text:s/><text:tab/><text:tab/>Manacy <text:s text:c="4"/><text:tab/>CLRK<text:tab/><text:s text:c="2"/><text:tab/>16250</text:p>
      <text:p text:style-name="Standard"/>
      <text:p text:style-name="Standard">37. Create an index for column FNAME and LNAME in Dependant table.</text:p>
      <text:p text:style-name="Standard"/>
      <text:p text:style-name="Standard">SQL&gt; CREATE INDEX LNAME_FNAME ON DEPENDANT(fname,lname);</text:p>
      <text:p text:style-name="Standard"/>
      <text:p text:style-name="Standard">Index created.</text:p>
      <text:p text:style-name="Standard"/>
      <text:p text:style-name="Standard">SQL&gt; SELECT index_name,index_type,visibility,status FROM all_indexes WHERE table_name='DEPENDANT';</text:p>
      <text:p text:style-name="Standard"/>
      <text:p text:style-name="Standard">INDEX_NAME<text:tab/>INDEX_TYPE<text:tab/>VISIBILITY<text:tab/>STATUS</text:p>
      <text:p text:style-name="Standard">------------<text:tab/><text:tab/>------------------<text:s/><text:tab/>---------------- -----------------</text:p>
      <text:p text:style-name="Standard">LNAME_FNAME<text:tab/>NORMAL<text:tab/><text:tab/>VISIBLE <text:s text:c="2"/><text:tab/>VALID</text:p>
      <text:p text:style-name="Standard"/>
      <text:p text:style-name="Standard">38. Delete person with ID=1031 in Dependant table.</text:p>
      <text:p text:style-name="Standard"/>
      <text:p text:style-name="Standard">SQL&gt;<text:s/>DELETE FROM DEPENDANT WHERE pid=1031;</text:p>
      <text:p text:style-name="Standard"/>
      <text:p text:style-name="Standard">1 row deleted.</text:p>
      <text:p text:style-name="Standard"/>
      <text:p text:style-name="Standard">SQL&gt;<text:s/>SELECT * FROM DEPENDANT;</text:p>
      <text:p text:style-name="Standard"/>
      <text:p text:style-name="Standard">PID<text:s/><text:tab/>FNAME <text:s text:c="4"/>LNAME <text:s/>PLACE<text:tab/>EMPNO</text:p>
      <text:p text:style-name="Standard">-------- <text:s/>--------- <text:s text:c="5"/>--------<text:s/><text:tab/>------------<text:s/><text:tab/>----------</text:p>
      <text:p text:style-name="Standard">1010<text:s/><text:tab/>Anu<text:tab/><text:s text:c="6"/>Jose <text:s text:c="4"/><text:tab/>Trivandrum<text:tab/>214</text:p>
      <text:p text:style-name="Standard">1020<text:s/><text:tab/>Neenu <text:s text:c="6"/>Thomas <text:s text:c="2"/><text:tab/>Kollam<text:tab/>200</text:p>
      <text:p text:style-name="Standard">1022<text:s/><text:tab/>Anamika <text:s text:c="2"/>Thampi <text:s text:c="2"/><text:tab/>Kollam<text:tab/>200</text:p>
      <text:p text:style-name="Standard"/>
      <text:p text:style-name="Standard">39. Return EMPNO,<text:s/>NAME and SALARY of any one of the females in department 10.</text:p>
      <text:p text:style-name="Standard"/>
      <text:p text:style-name="Standard">SQL&gt; SELECT empno,name,salary,dep_no FROM EMPLOYEE WHERE sex='F' AND dep_no=10;</text:p>
      <text:p text:style-name="Standard"/>
      <text:p text:style-name="Standard">EMPNO NAME<text:s/><text:tab/>SALARY <text:s text:c="4"/><text:tab/>DEP_NO</text:p>
      <text:p text:style-name="Standard">---------- ----------<text:s/><text:tab/>----------<text:s/><text:tab/>----------</text:p>
      <text:p text:style-name="Standard">200<text:s/><text:tab/><text:s text:c="3"/>Karthika<text:tab/>29000<text:tab/><text:s/><text:tab/>10</text:p>
      <text:p text:style-name="Standard">213<text:s/><text:tab/><text:s text:c="3"/>Manacy<text:tab/>16250<text:tab/><text:s/><text:tab/>10</text:p>
      <text:p text:style-name="Standard"/>
      <text:p text:style-name="Standard">40. Delete the employee Karthika with all her dependants.</text:p>
      <text:p text:style-name="Standard"/>
      <text:p text:style-name="Standard">SQL&gt; DELETE FROM EMPLOYEE WHERE name='Karthika';</text:p>
      <text:p text:style-name="Standard"/>
      <text:p text:style-name="Standard">1 row deleted.</text:p>
      <text:p text:style-name="Standard"/>
      <text:p text:style-name="Standard">SQL&gt; SELECT * FROM EMPLOYEE;</text:p>
      <text:p text:style-name="Standard"/>
      <text:p text:style-name="Standard">EMPNO NAME <text:s text:c="4"/>JOB<text:tab/><text:s/>SALARY <text:s text:c="3"/>COMM<text:tab/><text:s text:c="2"/>DEP_NO SEX</text:p>
      <text:p text:style-name="Standard">---------- ---------- <text:s text:c="3"/>------ <text:s text:c="2"/><text:s text:c="6"/>---------- <text:s text:c="5"/>----- <text:s text:c="9"/>---------- <text:s text:c="2"/>--</text:p>
      <text:p text:style-name="Standard">100<text:s/><text:tab/><text:s text:c="2"/>Wilson <text:s text:c="5"/>CLRK<text:tab/><text:s text:c="2"/>17000<text:s/><text:tab/><text:s text:c="6"/><text:tab/><text:s/>10 <text:s text:c="13"/>M</text:p>
      <text:p text:style-name="Standard">101<text:s/><text:tab/><text:s text:c="2"/>Smitha <text:s text:c="5"/>SLSM<text:tab/><text:s text:c="2"/>25000 <text:s text:c="8"/>1300<text:tab/><text:s/>40 <text:s text:c="13"/>F</text:p>
      <text:p text:style-name="Standard">103<text:s/><text:tab/><text:s text:c="2"/>Roy<text:tab/><text:s text:c="7"/>ANLST<text:tab/><text:s text:c="2"/>35000<text:s/><text:tab/><text:s text:c="6"/><text:tab/><text:s/>30 <text:s text:c="13"/>M</text:p>
      <text:p text:style-name="Standard">105<text:s/><text:tab/><text:s text:c="2"/>Watson <text:s text:c="4"/>MNGR<text:tab/><text:s text:c="2"/>45000 <text:s text:c="8"/>0<text:tab/><text:s text:c="6"/><text:tab/><text:s/>30 <text:s text:c="13"/>M</text:p>
      <text:p text:style-name="Standard">109<text:s/><text:tab/><text:s text:c="2"/>Alan <text:s text:c="8"/>MNGR<text:tab/><text:s text:c="2"/>30000 <text:s text:c="8"/>8000<text:tab/><text:s/>40 <text:s text:c="13"/>M</text:p>
      <text:p text:style-name="Standard">110<text:s/><text:tab/><text:s/><text:s/>Tina <text:s text:c="9"/>CLRK<text:tab/><text:s text:c="2"/>18000<text:s/><text:tab/><text:s text:c="6"/><text:tab/><text:s/>50 <text:s text:c="13"/>F</text:p>
      <text:p text:style-name="Standard">210<text:s/><text:tab/><text:s text:c="2"/>Rita <text:s text:c="9"/>MNGR<text:tab/><text:s text:c="2"/>36500<text:s/><text:tab/><text:s text:c="6"/><text:tab/><text:s/>50 <text:s text:c="13"/>F</text:p>
      <text:p text:style-name="Standard">213<text:s/><text:tab/><text:s text:c="2"/>Manacy <text:s text:c="3"/>CLRK<text:tab/><text:s text:c="2"/>16250<text:s/><text:tab/><text:s text:c="6"/><text:tab/><text:s/>10 <text:s text:c="13"/>F</text:p>
      <text:p text:style-name="Standard">214<text:s/><text:tab/><text:s text:c="2"/>Simpson <text:s text:c="2"/>DRVR<text:tab/><text:s text:c="3"/>8250<text:s/><text:tab/><text:s text:c="6"/><text:tab/><text:s/>60 <text:s text:c="13"/>M</text:p>
      <text:p text:style-name="Standard">215 <text:s text:c="7"/>Deepa <text:s text:c="5"/>ANLST<text:tab/><text:s text:c="2"/>27000<text:s/><text:tab/><text:s text:c="13"/>60 <text:s text:c="13"/>F</text:p>
      <text:p text:style-name="Standard">220 <text:s text:c="7"/>Soosan <text:s text:c="4"/>SLSM<text:tab/><text:s text:c="2"/>28500 <text:s text:c="8"/>5300<text:tab/><text:s/>60 <text:s text:c="13"/>F</text:p>
      <text:p text:style-name="Standard"/>
      <text:p text:style-name="Standard">SQL&gt; SELECT * FROM DEPENDANT;</text:p>
      <text:p text:style-name="Standard"/>
      <text:p text:style-name="Standard">PID<text:s/><text:tab/><text:tab/>FNAME <text:s text:c="4"/><text:tab/>LNAME <text:s text:c="3"/><text:tab/>PLACE<text:tab/>EMPNO</text:p>
      <text:p text:style-name="Standard">----------<text:s/><text:tab/>---------<text:s/><text:tab/>--------<text:s/><text:tab/><text:tab/>------------<text:s/><text:tab/>----------</text:p>
      <text:p text:style-name="Standard">1010<text:s/><text:tab/><text:tab/>Anu<text:tab/><text:s text:c="5"/><text:tab/>Jose <text:s text:c="4"/><text:tab/>Trivandrum<text:tab/>21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dhu Pillai</dc:creator>
    <meta:creation-date>2021-12-01T13:32:00Z</meta:creation-date>
    <dc:date>2022-12-25T14:49:00Z</dc:date>
    <meta:template xlink:href="Normal" xlink:type="simple"/>
    <meta:editing-cycles>18</meta:editing-cycles>
    <meta:editing-duration>PT6180S</meta:editing-duration>
    <meta:document-statistic meta:page-count="13" meta:paragraph-count="40" meta:word-count="3031" meta:character-count="20272" meta:row-count="144" meta:non-whitespace-character-count="17281"/>
  </office:meta>
</office:document-meta>
</file>